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Text_20_body">
      <style:text-properties officeooo:rsid="001f4e9b" officeooo:paragraph-rsid="00093160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officeooo:paragraph-rsid="00093160"/>
    </style:style>
    <style:style style:name="P8" style:family="paragraph" style:parent-style-name="Text_20_body">
      <style:text-properties officeooo:paragraph-rsid="00093160"/>
    </style:style>
    <style:style style:name="P9" style:family="paragraph" style:parent-style-name="Heading_20_1">
      <style:paragraph-properties fo:text-align="center" style:justify-single-word="false"/>
      <style:text-properties fo:language="de" fo:country="DE" officeooo:paragraph-rsid="00093160"/>
    </style:style>
    <style:style style:name="P10" style:family="paragraph" style:parent-style-name="Heading_20_3">
      <style:paragraph-properties fo:text-align="center" style:justify-single-word="false"/>
      <style:text-properties fo:language="de" fo:country="DE" officeooo:paragraph-rsid="00093160"/>
    </style:style>
    <style:style style:name="P11" style:family="paragraph" style:parent-style-name="Text_20_body">
      <style:text-properties fo:language="de" fo:country="DE" officeooo:paragraph-rsid="00093160"/>
    </style:style>
    <style:style style:name="P12" style:family="paragraph" style:parent-style-name="Heading_20_3">
      <style:paragraph-properties fo:text-align="center" style:justify-single-word="false"/>
      <style:text-properties officeooo:paragraph-rsid="00093160"/>
    </style:style>
    <style:style style:name="P13" style:family="paragraph" style:parent-style-name="Text_20_body">
      <style:text-properties style:font-name="Liberation Serif" fo:language="de" fo:country="DE" officeooo:paragraph-rsid="00093160"/>
    </style:style>
    <style:style style:name="P14" style:family="paragraph" style:parent-style-name="Heading_20_1">
      <style:text-properties fo:language="de" fo:country="DE" officeooo:paragraph-rsid="00093160"/>
    </style:style>
    <style:style style:name="P15" style:family="paragraph" style:parent-style-name="Text_20_body">
      <style:text-properties fo:language="de" fo:country="DE" officeooo:paragraph-rsid="00093160" fo:background-color="#fff200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93160"/>
    </style:style>
    <style:style style:name="T1" style:family="text">
      <style:text-properties officeooo:rsid="001f4e9b"/>
    </style:style>
    <style:style style:name="T2" style:family="text">
      <style:text-properties fo:font-weight="bold"/>
    </style:style>
    <style:style style:name="T3" style:family="text">
      <style:text-properties officeooo:rsid="002514d6"/>
    </style:style>
    <style:style style:name="T4" style:family="text">
      <style:text-properties fo:language="de" fo:country="DE" officeooo:rsid="003add2f"/>
    </style:style>
    <style:style style:name="T5" style:family="text">
      <style:text-properties fo:language="de" fo:country="DE" officeooo:rsid="003cda73"/>
    </style:style>
    <style:style style:name="T6" style:family="text">
      <style:text-properties fo:language="de" fo:country="DE" officeooo:rsid="003d31b9"/>
    </style:style>
    <style:style style:name="T7" style:family="text">
      <style:text-properties fo:language="de" fo:country="DE" officeooo:rsid="0049da7c"/>
    </style:style>
    <style:style style:name="T8" style:family="text">
      <style:text-properties fo:language="de" fo:country="DE" officeooo:rsid="0042d27b"/>
    </style:style>
    <style:style style:name="T9" style:family="text">
      <style:text-properties fo:language="de" fo:country="DE" officeooo:rsid="003e38cd"/>
    </style:style>
    <style:style style:name="T10" style:family="text">
      <style:text-properties fo:language="de" fo:country="DE" officeooo:rsid="00459ceb"/>
    </style:style>
    <style:style style:name="T11" style:family="text">
      <style:text-properties fo:language="de" fo:country="DE" officeooo:rsid="0042d36f"/>
    </style:style>
    <style:style style:name="T12" style:family="text">
      <style:text-properties fo:language="de" fo:country="DE" officeooo:rsid="004784e9"/>
    </style:style>
    <style:style style:name="T13" style:family="text">
      <style:text-properties fo:language="de" fo:country="DE" officeooo:rsid="0043b0fe"/>
    </style:style>
    <style:style style:name="T14" style:family="text">
      <style:text-properties style:text-position="super 58%" fo:language="de" fo:country="DE" officeooo:rsid="0049da7c"/>
    </style:style>
    <style:style style:name="T15" style:family="text">
      <style:text-properties style:text-position="0% 100%" fo:language="de" fo:country="DE" officeooo:rsid="0049da7c"/>
    </style:style>
    <style:style style:name="T16" style:family="text">
      <style:text-properties style:text-position="0% 100%" fo:language="de" fo:country="DE" officeooo:rsid="00584857"/>
    </style:style>
    <style:style style:name="T17" style:family="text">
      <style:text-properties style:text-position="super 58%" fo:language="de" fo:country="DE" officeooo:rsid="00584857"/>
    </style:style>
    <style:style style:name="T18" style:family="text">
      <style:text-properties style:text-position="0% 100%" fo:language="de" fo:country="DE" officeooo:rsid="009757fa"/>
    </style:style>
    <style:style style:name="T19" style:family="text">
      <style:text-properties style:text-position="0% 100%" fo:language="de" fo:country="DE" officeooo:rsid="009874e5"/>
    </style:style>
    <style:style style:name="T20" style:family="text">
      <style:text-properties style:text-position="0% 100%" fo:language="de" fo:country="DE" officeooo:rsid="009ce828"/>
    </style:style>
    <style:style style:name="T21" style:family="text">
      <style:text-properties style:text-position="0% 100%" fo:language="de" fo:country="DE" officeooo:rsid="005d6730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tyle="italic" style:font-style-asian="italic" style:font-style-complex="italic"/>
    </style:style>
    <style:style style:name="T24" style:family="text">
      <style:text-properties fo:language="de" fo:country="DE"/>
    </style:style>
    <style:style style:name="T25" style:family="text">
      <style:text-properties style:font-name="Liberation Serif" fo:language="de" fo:country="DE"/>
    </style:style>
    <style:style style:name="T26" style:family="text">
      <style:text-properties style:font-name="Liberation Serif" fo:language="de" fo:country="DE" fo:font-style="italic" style:font-style-asian="italic" style:font-style-complex="italic"/>
    </style:style>
    <style:style style:name="T27" style:family="text">
      <style:text-properties style:font-name="Liberation Serif" fo:language="de" fo:country="DE" officeooo:rsid="009c5c47"/>
    </style:style>
    <style:style style:name="T28" style:family="text">
      <style:text-properties style:font-name="Liberation Serif" fo:language="de" fo:country="DE" officeooo:rsid="00750130"/>
    </style:style>
    <style:style style:name="T29" style:family="text">
      <style:text-properties style:font-name="Liberation Serif" fo:language="de" fo:country="DE" fo:font-style="italic" officeooo:rsid="00750130" style:font-style-asian="italic" style:font-style-complex="italic"/>
    </style:style>
    <style:style style:name="T30" style:family="text">
      <style:text-properties style:font-name="Liberation Serif" fo:language="de" fo:country="DE" fo:font-style="normal" officeooo:rsid="00750130" style:font-style-asian="normal" style:font-style-complex="normal"/>
    </style:style>
    <style:style style:name="T31" style:family="text">
      <style:text-properties style:font-name="Liberation Serif" fo:language="de" fo:country="DE" officeooo:rsid="0075b8ed"/>
    </style:style>
    <style:style style:name="T32" style:family="text">
      <style:text-properties style:font-name="Liberation Serif" fo:language="de" fo:country="DE" officeooo:rsid="00791ac7"/>
    </style:style>
    <style:style style:name="T33" style:family="text">
      <style:text-properties style:font-name="Liberation Serif" fo:language="de" fo:country="DE" officeooo:rsid="0086f6c0"/>
    </style:style>
    <style:style style:name="T34" style:family="text">
      <style:text-properties fo:language="de" fo:country="DE" officeooo:rsid="009526d5"/>
    </style:style>
    <style:style style:name="T35" style:family="text">
      <style:text-properties style:font-name="Liberation Serif" fo:language="de" fo:country="DE" officeooo:rsid="009ce828"/>
    </style:style>
    <style:style style:name="T36" style:family="text">
      <style:text-properties style:font-name="Liberation Serif" fo:language="de" fo:country="DE" fo:font-style="italic" officeooo:rsid="009c5c47" style:font-style-asian="italic" style:font-style-complex="italic"/>
    </style:style>
    <style:style style:name="T37" style:family="text">
      <style:text-properties style:font-name="Liberation Serif" fo:language="de" fo:country="DE" officeooo:rsid="00850e2b"/>
    </style:style>
    <style:style style:name="T38" style:family="text">
      <style:text-properties style:font-name="Liberation Serif" fo:language="de" fo:country="DE" officeooo:rsid="0086dc7d"/>
    </style:style>
    <style:style style:name="T39" style:family="text">
      <style:text-properties officeooo:rsid="00899872"/>
    </style:style>
    <style:style style:name="T40" style:family="text">
      <style:text-properties style:font-name="Liberation Serif" fo:language="de" fo:country="DE" officeooo:rsid="009e1197"/>
    </style:style>
    <style:style style:name="T41" style:family="text">
      <style:text-properties style:font-name="Liberation Serif" fo:language="de" fo:country="DE" fo:font-style="italic" officeooo:rsid="009e1197" style:font-style-asian="italic" style:font-style-complex="italic"/>
    </style:style>
    <style:style style:name="T42" style:family="text">
      <style:text-properties style:font-name="Liberation Serif" fo:language="de" fo:country="DE" fo:font-style="normal" officeooo:rsid="009e1197" style:font-style-asian="normal" style:font-style-complex="normal"/>
    </style:style>
    <style:style style:name="T43" style:family="text">
      <style:text-properties style:font-name="Liberation Serif" fo:language="de" fo:country="DE" officeooo:rsid="008a14f2"/>
    </style:style>
    <style:style style:name="T44" style:family="text">
      <style:text-properties style:font-name="Liberation Serif" fo:language="de" fo:country="DE" officeooo:rsid="008bf958"/>
    </style:style>
    <style:style style:name="T45" style:family="text">
      <style:text-properties style:font-name="Liberation Serif" fo:language="de" fo:country="DE" fo:font-style="italic" officeooo:rsid="008a14f2" style:font-style-asian="italic" style:font-style-complex="italic"/>
    </style:style>
    <style:style style:name="T46" style:family="text">
      <style:text-properties style:font-name="Liberation Serif" fo:language="de" fo:country="DE" officeooo:rsid="008d4248"/>
    </style:style>
    <style:style style:name="T47" style:family="text">
      <style:text-properties style:font-name="Liberation Serif" fo:language="de" fo:country="DE" officeooo:rsid="00a084b2"/>
    </style:style>
    <style:style style:name="T48" style:family="text">
      <style:text-properties style:font-name="Liberation Serif" fo:language="de" fo:country="DE" officeooo:rsid="008d7826"/>
    </style:style>
    <style:style style:name="T49" style:family="text">
      <style:text-properties style:font-name="Liberation Serif" fo:language="de" fo:country="DE" officeooo:rsid="008f5535"/>
    </style:style>
    <style:style style:name="T5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5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5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3: Wandertag</text:p>
      <text:p text:style-name="P2"><text:span text:style-name="T1">Team-ID: </text:span><text:span text:style-name="T2">00078</text:span> </text:p>
      <text:p text:style-name="P3">Team: <text:span text:style-name="T3">Timon</text:span></text:p>
      <text:p text:style-name="P3">Bearbeiter dieser Aufgabe:<text:line-break/><text:span text:style-name="T3">Timon Retzlaff</text:span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1</text:a></text:p>
          <text:p text:style-name="P6"><text:a xlink:type="simple" xlink:href="#__RefHeading___Toc1533_2365224645" text:style-name="Index_20_Link" text:visited-style-name="Index_20_Link">Einlesen der Datei<text:tab/>1</text:a></text:p>
          <text:p text:style-name="P6"><text:a xlink:type="simple" xlink:href="#__RefHeading___Toc1821_2365224645" text:style-name="Index_20_Link" text:visited-style-name="Index_20_Link">Entfernen von Duplikaten und Sortieren<text:tab/>2</text:a></text:p>
          <text:p text:style-name="P6"><text:a xlink:type="simple" xlink:href="#__RefHeading___Toc3472_2365224645" text:style-name="Index_20_Link" text:visited-style-name="Index_20_Link">BitSet-Initialisierung<text:tab/>2</text:a></text:p>
          <text:p text:style-name="P6"><text:a xlink:type="simple" xlink:href="#__RefHeading___Toc3474_2365224645" text:style-name="Index_20_Link" text:visited-style-name="Index_20_Link">Iterationen und Kombinationsberechnung<text:tab/>2</text:a></text:p>
          <text:p text:style-name="P6"><text:a xlink:type="simple" xlink:href="#__RefHeading___Toc3476_2365224645" text:style-name="Index_20_Link" text:visited-style-name="Index_20_Link">Futility Pruning<text:tab/>2</text:a></text:p>
          <text:p text:style-name="P6"><text:a xlink:type="simple" xlink:href="#__RefHeading___Toc5351_2365224645" text:style-name="Index_20_Link" text:visited-style-name="Index_20_Link">Ergebnisdarstellung<text:tab/>2</text:a></text:p>
          <text:p text:style-name="P5"><text:a xlink:type="simple" xlink:href="#__RefHeading___Toc2236_4178761632" text:style-name="Index_20_Link" text:visited-style-name="Index_20_Link">Beispiele<text:tab/>3</text:a></text:p>
          <text:p text:style-name="P5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7" text:outline-level="1"><text:bookmark-start text:name="__RefHeading___Toc2232_4178761632"/>Lösungsidee<text:bookmark-end text:name="__RefHeading___Toc2232_4178761632"/></text:h>
      <text:p text:style-name="P8"><text:span text:style-name="T4">Ich iteriere über alle Möglichkeiten für die Verteilung der drei Streckenlängen </text:span><text:span text:style-name="T5">auf </text:span><text:span text:style-name="T6">die Minima der Personen </text:span><text:span text:style-name="T7">und zähle, wie viele Personen jeweils teilnehmen</text:span><text:span text:style-name="T6">. </text:span><text:span text:style-name="T8">Währenddessen</text:span><text:span text:style-name="T9"> merke ich mir die Variante mit den meisten Personen. </text:span><text:span text:style-name="T10">Falls bei einer möglichen Verteilung klar ist, dass</text:span><text:span text:style-name="T11"> </text:span><text:span text:style-name="T12">sie</text:span><text:span text:style-name="T11"> </text:span><text:span text:style-name="T12">das Ergebnis nicht verbessern kann, überspringe ich sie</text:span><text:span text:style-name="T11">.</text:span><text:span text:style-name="T9"> </text:span><text:span text:style-name="T13">Am Ende gebe ich die beste Lösung aus</text:span><text:span text:style-name="T9">. </text:span><text:span text:style-name="T7">Dadurch hat das Programm O(n</text:span><text:span text:style-name="T14">4</text:span><text:span text:style-name="T15">). </text:span><text:span text:style-name="T16">Ich habe auch eine effizientere Lösung mit O(n</text:span><text:span text:style-name="T17">3</text:span><text:span text:style-name="T16">) gefunden, diese jedoch nicht umgesetzt, da, </text:span><text:span text:style-name="T18">durch eine </text:span><text:span text:style-name="T19">stark optimierte</text:span><text:span text:style-name="T18"> Personenzählung,</text:span><text:span text:style-name="T16"> selbst das anspruchsvollste Beispiel innerhalb von ~</text:span><text:span text:style-name="T20">4</text:span><text:span text:style-name="T16">00ms berechnet werden konnte und </text:span><text:span text:style-name="T21">mir</text:span><text:span text:style-name="T16"> eine Optimierung daher unnötig erschien. </text:span></text:p>
      <text:h text:style-name="P9" text:outline-level="1"><text:bookmark-start text:name="__RefHeading___Toc2234_4178761632"/>Umsetzung<text:bookmark-end text:name="__RefHeading___Toc2234_4178761632"/></text:h>
      <text:h text:style-name="P10" text:outline-level="3"><text:bookmark-start text:name="__RefHeading___Toc1533_2365224645"/>Einlesen der Datei<text:bookmark-end text:name="__RefHeading___Toc1533_2365224645"/></text:h>
      <text:p text:style-name="P11"><text:span text:style-name="T22">Die Implementierung beginnt damit, dass die Eingabedaten aus einer Datei gelesen und in zwei Arrays (</text:span><text:span text:style-name="Source_20_Text"><text:span text:style-name="T23">values</text:span></text:span><text:span text:style-name="T22"> und </text:span><text:span text:style-name="Source_20_Text"><text:span text:style-name="T23">persons</text:span></text:span><text:span text:style-name="T22">) gespeichert werden. Das Array </text:span><text:span text:style-name="Source_20_Text"><text:span text:style-name="T23">values</text:span></text:span><text:span text:style-name="T22"> enthält die minimalen Streckenlängen der Personen, während </text:span><text:span text:style-name="Source_20_Text"><text:span text:style-name="T23">persons</text:span></text:span><text:span text:style-name="T22"> Objekte der Klasse </text:span><text:span text:style-name="Source_20_Text"><text:span text:style-name="T23">Person</text:span></text:span><text:span text:style-name="T22"> mit den jeweiligen Mindest- und Maximalwerten speichert. Die Methode </text:span><text:span text:style-name="Source_20_Text"><text:span text:style-name="T23">initializeArrays</text:span></text:span><text:span text:style-name="T22"> übernimmt das Parsen der Daten.</text:span></text:p>
      <text:h text:style-name="P12" text:outline-level="3"><text:bookmark-start text:name="__RefHeading___Toc1821_2365224645"/><text:soft-page-break/><text:span text:style-name="Strong_20_Emphasis"><text:span text:style-name="T24">Entfernen von Duplikaten und Sortieren</text:span></text:span><text:bookmark-end text:name="__RefHeading___Toc1821_2365224645"/></text:h>
      <text:p text:style-name="P8"><text:span text:style-name="T25">Das Array </text:span><text:span text:style-name="Source_20_Text"><text:span text:style-name="T26">values</text:span></text:span><text:span text:style-name="T25"> wird von doppelten Werten bereinigt, indem die Werte in ein </text:span><text:span text:style-name="Source_20_Text"><text:span text:style-name="T26">HashSet</text:span></text:span><text:span text:style-name="T25"> überführt werden. Die Anzahl der entfernten Duplikate wird in </text:span><text:span text:style-name="Source_20_Text"><text:span text:style-name="T26">doubledCount</text:span></text:span><text:span text:style-name="T25"> gespeichert, was später genutzt wird, um Berechnungen zu optimieren. Anschließend werden die Werte in </text:span><text:span text:style-name="Source_20_Text"><text:span text:style-name="T26">values</text:span></text:span><text:span text:style-name="T25"> sortiert.</text:span></text:p>
      <text:h text:style-name="P12" text:outline-level="3"><text:bookmark-start text:name="__RefHeading___Toc3472_2365224645"/><text:span text:style-name="Strong_20_Emphasis"><text:span text:style-name="T24">BitSet-Initialisierung</text:span></text:span><text:bookmark-end text:name="__RefHeading___Toc3472_2365224645"/></text:h>
      <text:p text:style-name="P8"><text:span text:style-name="T25">Die Methode </text:span><text:span text:style-name="Source_20_Text"><text:span text:style-name="T26">initializeBitSets</text:span></text:span><text:span text:style-name="T25"> erstellt für jede Streckenlänge einen </text:span><text:span text:style-name="Source_20_Text"><text:span text:style-name="T26">MyBitSet</text:span></text:span><text:span text:style-name="T25">, in dem das Bit an der Position </text:span><text:span text:style-name="Source_20_Text"><text:span text:style-name="T26">i</text:span></text:span><text:span text:style-name="T25"> gesetzt wird, wenn die</text:span><text:span text:style-name="T27">se</text:span><text:span text:style-name="T25"> Strecke</text:span><text:span text:style-name="T27">nlänge</text:span><text:span text:style-name="T25"> in den Bereich </text:span><text:span text:style-name="Source_20_Text"><text:span text:style-name="T25">[</text:span></text:span><text:span text:style-name="Source_20_Text"><text:span text:style-name="T26">min</text:span></text:span><text:span text:style-name="Source_20_Text"><text:span text:style-name="T25">, </text:span></text:span><text:span text:style-name="Source_20_Text"><text:span text:style-name="T26">max</text:span></text:span><text:span text:style-name="Source_20_Text"><text:span text:style-name="T25">]</text:span></text:span><text:span text:style-name="T25"> der Person </text:span><text:span text:style-name="Source_20_Text"><text:span text:style-name="T26">i</text:span></text:span><text:span text:style-name="T25"> fällt.</text:span></text:p>
      <text:p text:style-name="P8"><text:span text:style-name="T25">Die </text:span><text:span text:style-name="Source_20_Text"><text:span text:style-name="T26">MyBitSet</text:span></text:span><text:span text:style-name="T25">-Klasse unterstützt effiziente Mengenoperationen durch Bitmanipulation </text:span><text:span text:style-name="T27">auf long-Arrays </text:span><text:span text:style-name="T25">und enthält Methoden wie </text:span><text:span text:style-name="Source_20_Text"><text:span text:style-name="T26">set</text:span></text:span><text:span text:style-name="T25">, um ein bestimmtes Bit zu aktivieren, und </text:span><text:span text:style-name="Source_20_Text"><text:span text:style-name="T26">orCardinality</text:span></text:span><text:span text:style-name="T25">, um die Anzahl der gesetzten Bits zu zählen </text:span><text:span text:style-name="T28">und vorher den Oder-Operator auf den aktuellen Wert und ein anderes </text:span><text:span text:style-name="T29">MyBitSet </text:span><text:span text:style-name="T30">anzuwenden</text:span><text:span text:style-name="T25">. </text:span><text:span text:style-name="T31">Die Kombination der beiden Methoden beschleunigt den Code </text:span><text:span text:style-name="T32">an dieser Stelle um </text:span><text:span text:style-name="T33">etwa </text:span><text:span text:style-name="T32">Faktor 2</text:span><text:span text:style-name="T31">.</text:span></text:p>
      <text:h text:style-name="P12" text:outline-level="3"><text:bookmark-start text:name="__RefHeading___Toc3474_2365224645"/><text:span text:style-name="Strong_20_Emphasis"><text:span text:style-name="T24">Iterationen und Kombination</text:span></text:span><text:span text:style-name="Strong_20_Emphasis"><text:span text:style-name="T34">s</text:span></text:span><text:span text:style-name="Strong_20_Emphasis"><text:span text:style-name="T24">berechnung</text:span></text:span><text:bookmark-end text:name="__RefHeading___Toc3474_2365224645"/></text:h>
      <text:p text:style-name="P8"><text:span text:style-name="T25">In den verschachtelten Schleifen wird über mögliche Kombinationen von drei Streckenlängen (</text:span><text:span text:style-name="Source_20_Text"><text:span text:style-name="T26">i</text:span></text:span><text:span text:style-name="T25">, </text:span><text:span text:style-name="Source_20_Text"><text:span text:style-name="T26">j</text:span></text:span><text:span text:style-name="T25">, </text:span><text:span text:style-name="Source_20_Text"><text:span text:style-name="T26">k</text:span></text:span><text:span text:style-name="T25">) iteriert. Für jede Kombination wird die Gesamtzahl der abgedeckten Personen mit der Methode </text:span><text:span text:style-name="Source_20_Text"><text:span text:style-name="T26">orCardinality</text:span></text:span><text:span text:style-name="T25"> berechnet, die die Anzahl der Bits zählt, die in einer </text:span><text:span text:style-name="Source_20_Text"><text:span text:style-name="T26">OR</text:span></text:span><text:span text:style-name="T26">-Verknüpfung</text:span><text:span text:style-name="T25"> der drei </text:span><text:span text:style-name="Source_20_Text"><text:span text:style-name="T26">MyBitSets</text:span></text:span><text:span text:style-name="T25"> gesetzt sind. Hierbei wird der Wert für die Bitmengenoperationen durch </text:span><text:span text:style-name="T35">die Methode </text:span><text:span text:style-name="Source_20_Text"><text:span text:style-name="T26">copyOr</text:span></text:span><text:span text:style-name="T25"> vorbereitet, die </text:span><text:span text:style-name="T27">die </text:span><text:span text:style-name="T25">zwei </text:span><text:span text:style-name="T26">BitSets</text:span><text:span text:style-name="T25"> </text:span><text:span text:style-name="T27">der äußeren Schleifen (</text:span><text:span text:style-name="T36">i</text:span><text:span text:style-name="T27">,</text:span><text:span text:style-name="T36">j</text:span><text:span text:style-name="T27">) </text:span><text:span text:style-name="T25">kombiniert und das Ergebnis im </text:span><text:span text:style-name="Source_20_Text"><text:span text:style-name="T26">preComputed</text:span></text:span><text:span text:style-name="T25">-BitSet speichert. </text:span><text:span text:style-name="T37">Durch das </text:span><text:span text:style-name="T35">W</text:span><text:span text:style-name="T37">iederverwenden des vorberechneten Bit-Sets wird das Programm </text:span><text:span text:style-name="T38">erneut </text:span><text:span text:style-name="T37">ca. um Faktor </text:span><text:span text:style-name="T38">2</text:span><text:span text:style-name="T37"> schneller.</text:span></text:p>
      <text:h text:style-name="P12" text:outline-level="3"><text:bookmark-start text:name="__RefHeading___Toc3476_2365224645"/><text:span text:style-name="Strong_20_Emphasis"><text:span text:style-name="T39">Futility </text:span></text:span><text:span text:style-name="Strong_20_Emphasis">Pruning</text:span><text:bookmark-end text:name="__RefHeading___Toc3476_2365224645"/></text:h>
      <text:p text:style-name="P8"><text:span text:style-name="T25">Um unnötige Berechnungen zu vermeiden, wird </text:span><text:span text:style-name="T40">in der innersten Schleife(</text:span><text:span text:style-name="T41">k</text:span><text:span text:style-name="T42">) in jeder Iteration </text:span><text:span text:style-name="T25">überprüft, ob die maximale Anzahl an Teilnehmern, die noch durch weitere Streckenlängen hinzukommen könnten, das bisher beste Ergebnis übertreffen könnte. Wenn dies nicht der Fall ist, wird die aktuelle Schleifeniteration </text:span><text:span text:style-name="T40">(</text:span><text:span text:style-name="T41">i</text:span><text:span text:style-name="T40">,</text:span><text:span text:style-name="T41">j</text:span><text:span text:style-name="T40">)</text:span><text:span text:style-name="T25"> vorzeitig beendet.<text:line-break/></text:span><text:span text:style-name="T43">Das wird erreicht, indem man berechnet wie viele Minima noch hinter dem aktuellen </text:span><text:span text:style-name="T44">index </text:span><text:span text:style-name="T45">k</text:span><text:span text:style-name="T43"> liegen </text:span><text:span text:style-name="T40">(maximale zusätzliche Teilnehmer)</text:span><text:span text:style-name="T43">.</text:span><text:span text:style-name="T46"> </text:span><text:span text:style-name="T47">Falls d</text:span><text:span text:style-name="T48">ie</text:span><text:span text:style-name="T47">s</text:span><text:span text:style-name="T48"> plus </text:span><text:span text:style-name="T41">doubledCount</text:span><text:span text:style-name="T42">(s.o.)</text:span><text:span text:style-name="T48"> </text:span><text:span text:style-name="T47">nicht die bisher beste Lösung schlägt, kann die innerste Schleife abgebrochen werden</text:span><text:span text:style-name="T48">. Diese Schätzung ist immer zu hoch oder </text:span><text:span text:style-name="T49">richtig, wodurch gewährleistet wird, dass die beste Lösung immer gefunden wird.</text:span></text:p>
      <text:h text:style-name="P12" text:outline-level="3"><text:bookmark-start text:name="__RefHeading___Toc5351_2365224645"/><text:span text:style-name="Strong_20_Emphasis"><text:span text:style-name="T24">Ergebnisdarstellung</text:span></text:span><text:bookmark-end text:name="__RefHeading___Toc5351_2365224645"/></text:h>
      <text:p text:style-name="P13">Nachdem die beste Kombination gefunden wurde, werden die zugehörigen Streckenlängen und die Anzahl der abgedeckten Personen ausgegeben. Die Gesamtzeit der Berechnung wird gemessen und in Millisekunden angezeigt.</text:p>
      <text:h text:style-name="P14" text:outline-level="1"><text:bookmark-start text:name="__RefHeading___Toc2236_4178761632"/><text:soft-page-break/>Beispiele<text:bookmark-end text:name="__RefHeading___Toc2236_4178761632"/></text:h>
      <text:p text:style-name="P15">Genügend Beispiele einbinden! Die Beispiele von de<text:span text:style-name="T1">n</text:span> B<text:span text:style-name="T1">WINF</text:span>-Webseite<text:span text:style-name="T1">n</text:span> sollten hier diskutiert werden, aber auch eigene Beispiele sind sehr gut – besonders wenn sie Spezialfälle abdecken. Bitte jedoch nicht 30 Seiten Programmausgabe hier einfügen!</text:p>
      <text:h text:style-name="P14" text:outline-level="1"><text:bookmark-start text:name="__RefHeading___Toc2238_4178761632"/>Quellcode<text:bookmark-end text:name="__RefHeading___Toc2238_4178761632"/></text:h>
      <text:p text:style-name="P16" loext:marker-style-name="T50"><text:span text:style-name="T51">MyBitSet</text:span><text:span text:style-name="T50">[] bitSets = </text:span><text:span text:style-name="T52">initializeBitSets</text:span><text:span text:style-name="T50">(values</text:span><text:span text:style-name="T53">, </text:span><text:span text:style-name="T50">persons)</text:span><text:span text:style-name="T53">;<text:line-break/><text:line-break/>final </text:span><text:span text:style-name="T51">MyBitSet </text:span><text:span text:style-name="T50">preComputed = </text:span><text:span text:style-name="T53">new </text:span><text:span text:style-name="T50">MyBitSet(</text:span><text:span text:style-name="T54">bitsetLength</text:span><text:span text:style-name="T50">)</text:span><text:span text:style-name="T53">;<text:line-break/><text:line-break/>int </text:span><text:span text:style-name="T50">len = values.</text:span><text:span text:style-name="T55">length</text:span><text:span text:style-name="T53">;<text:line-break/>for </text:span><text:span text:style-name="T50">(</text:span><text:span text:style-name="T53">int </text:span><text:span text:style-name="T50">i = </text:span><text:span text:style-name="T56">0</text:span><text:span text:style-name="T53">; </text:span><text:span text:style-name="T50">i &lt; len - </text:span><text:span text:style-name="T56">2</text:span><text:span text:style-name="T53">; </text:span><text:span text:style-name="T50">i++) {<text:line-break/> <text:s text:c="3"/></text:span><text:span text:style-name="T53">for </text:span><text:span text:style-name="T50">(</text:span><text:span text:style-name="T53">int </text:span><text:span text:style-name="T50">j = len - </text:span><text:span text:style-name="T56">2</text:span><text:span text:style-name="T53">; </text:span><text:span text:style-name="T50">j &gt;= i + </text:span><text:span text:style-name="T56">1</text:span><text:span text:style-name="T53">; </text:span><text:span text:style-name="T50">j--) {<text:line-break/> <text:s text:c="7"/>preComputed.</text:span><text:span text:style-name="T57">copyOr</text:span><text:span text:style-name="T50">(bitSets[i]</text:span><text:span text:style-name="T53">, </text:span><text:span text:style-name="T50">bitSets[j])</text:span><text:span text:style-name="T53">;<text:line-break/> <text:s text:c="7"/>for </text:span><text:span text:style-name="T50">(</text:span><text:span text:style-name="T53">int </text:span><text:span text:style-name="T50">k = j + </text:span><text:span text:style-name="T56">1</text:span><text:span text:style-name="T53">; </text:span><text:span text:style-name="T50">k &lt; len</text:span><text:span text:style-name="T53">; </text:span><text:span text:style-name="T50">k++) {<text:line-break/> <text:s text:c="11"/></text:span><text:span text:style-name="T53">int </text:span><text:span text:style-name="T50">currCount = preComputed.</text:span><text:span text:style-name="T57">orCardinality</text:span><text:span text:style-name="T50">(bitSets[k])</text:span><text:span text:style-name="T53">;<text:line-break/> <text:s text:c="11"/>if </text:span><text:span text:style-name="T50">(currCount &gt; bestCount) {<text:line-break/> <text:s text:c="15"/>bestCount = currCount</text:span><text:span text:style-name="T53">;<text:line-break/> <text:s text:c="15"/></text:span><text:span text:style-name="T50">bestLengths[</text:span><text:span text:style-name="T56">0</text:span><text:span text:style-name="T50">] = values[i]</text:span><text:span text:style-name="T53">;<text:line-break/> <text:s text:c="15"/></text:span><text:span text:style-name="T50">bestLengths[</text:span><text:span text:style-name="T56">1</text:span><text:span text:style-name="T50">] = values[j]</text:span><text:span text:style-name="T53">;<text:line-break/> <text:s text:c="15"/></text:span><text:span text:style-name="T50">bestLengths[</text:span><text:span text:style-name="T56">2</text:span><text:span text:style-name="T50">] = values[k]</text:span><text:span text:style-name="T53">;<text:line-break/> <text:s text:c="11"/></text:span><text:span text:style-name="T50">} </text:span><text:span text:style-name="T53">else if </text:span><text:span text:style-name="T50">(currCount + (len - k - </text:span><text:span text:style-name="T56">1</text:span><text:span text:style-name="T50">) + </text:span><text:span text:style-name="T54">doubledCount </text:span><text:span text:style-name="T50">&lt;= bestCount) {<text:line-break/> <text:s text:c="15"/></text:span><text:span text:style-name="T53">break;<text:line-break/> <text:s text:c="11"/></text:span><text:span text:style-name="T50">}<text:line-break/> <text:s text:c="7"/>}<text:line-break/> <text:s text:c="3"/>}<text:line-break/>}</text:span></text:p>
      <text:p text:style-name="P16" loext:marker-style-name="T50"><text:span text:style-name="T50"/></text:p>
      <text:p text:style-name="P16" loext:marker-style-name="T50"><text:span text:style-name="T53">public class </text:span><text:span text:style-name="T51">MyBitSet </text:span><text:span text:style-name="T50">{<text:line-break/> <text:s text:c="3"/></text:span><text:span text:style-name="T53">private final long</text:span><text:span text:style-name="T50">[] </text:span><text:span text:style-name="T55">words</text:span><text:span text:style-name="T53">;</text:span><text:span text:style-name="T50"><text:line-break/><text:line-break/> <text:s text:c="3"/></text:span><text:span text:style-name="T53">public void </text:span><text:span text:style-name="T58">copyOr</text:span><text:span text:style-name="T50">(</text:span><text:span text:style-name="T51">MyBitSet </text:span><text:span text:style-name="T50">first</text:span><text:span text:style-name="T53">, </text:span><text:span text:style-name="T51">MyBitSet </text:span><text:span text:style-name="T50">second) {<text:line-break/> <text:s text:c="7"/></text:span><text:span text:style-name="T53">final long</text:span><text:span text:style-name="T50">[] firstWords = first.</text:span><text:span text:style-name="T55">words</text:span><text:span text:style-name="T53">;<text:line-break/> <text:s text:c="7"/>final long</text:span><text:span text:style-name="T50">[] secondWords = second.</text:span><text:span text:style-name="T55">words</text:span><text:span text:style-name="T53">;<text:line-break/> <text:s text:c="7"/>for </text:span><text:span text:style-name="T50">(</text:span><text:span text:style-name="T53">int </text:span><text:span text:style-name="T50">i = </text:span><text:span text:style-name="T56">0</text:span><text:span text:style-name="T53">; </text:span><text:span text:style-name="T50">i &lt; </text:span><text:span text:style-name="T55">words</text:span><text:span text:style-name="T50">.</text:span><text:span text:style-name="T55">length</text:span><text:span text:style-name="T53">; </text:span><text:span text:style-name="T50">i++) {<text:line-break/> <text:s text:c="11"/></text:span><text:span text:style-name="T53">this</text:span><text:span text:style-name="T50">.</text:span><text:span text:style-name="T55">words</text:span><text:span text:style-name="T50">[i] = firstWords[i] | secondWords[i]</text:span><text:span text:style-name="T53">;<text:line-break/> <text:s text:c="7"/></text:span><text:span text:style-name="T50">}<text:line-break/> <text:s text:c="3"/>}<text:line-break/><text:line-break/> <text:s text:c="3"/></text:span><text:span text:style-name="T53">public void </text:span><text:span text:style-name="T58">set</text:span><text:span text:style-name="T50">(</text:span><text:span text:style-name="T53">final int </text:span><text:span text:style-name="T50">bitIndex) {<text:line-break/> <text:s text:c="7"/></text:span><text:span text:style-name="T55">words</text:span><text:span text:style-name="T50">[bitIndex &gt;&gt; </text:span><text:span text:style-name="T56">6</text:span><text:span text:style-name="T50">] |= (</text:span><text:span text:style-name="T56">1L </text:span><text:span text:style-name="T50">&lt;&lt; bitIndex)</text:span><text:span text:style-name="T53">;<text:line-break/> <text:s text:c="3"/></text:span><text:span text:style-name="T50">}<text:line-break/><text:line-break/> <text:s text:c="3"/></text:span><text:span text:style-name="T53">public int </text:span><text:span text:style-name="T58">orCardinality</text:span><text:span text:style-name="T50">(</text:span><text:span text:style-name="T53">final </text:span><text:span text:style-name="T51">MyBitSet </text:span><text:span text:style-name="T50">other) {<text:line-break/> <text:s text:c="7"/></text:span><text:span text:style-name="T53">int </text:span><text:span text:style-name="T50">count = </text:span><text:span text:style-name="T56">0</text:span><text:span text:style-name="T53">;<text:line-break/> <text:s text:c="7"/>final long</text:span><text:span text:style-name="T50">[] otherWords = other.</text:span><text:span text:style-name="T55">words</text:span><text:span text:style-name="T53">;<text:line-break/> <text:s text:c="7"/>final int </text:span><text:span text:style-name="T50">length = </text:span><text:span text:style-name="T55">words</text:span><text:span text:style-name="T50">.</text:span><text:span text:style-name="T55">length</text:span><text:span text:style-name="T53">;<text:line-break/> <text:s text:c="7"/>for </text:span><text:span text:style-name="T50">(</text:span><text:span text:style-name="T53">int </text:span><text:span text:style-name="T50">i = </text:span><text:span text:style-name="T56">0</text:span><text:span text:style-name="T53">; </text:span><text:span text:style-name="T50">i &lt; length</text:span><text:span text:style-name="T53">; </text:span><text:span text:style-name="T50">i++) {<text:line-break/> <text:s text:c="11"/>count += </text:span><text:span text:style-name="T51">Long</text:span><text:span text:style-name="T50">.</text:span><text:span text:style-name="T52">bitCount</text:span><text:span text:style-name="T50">(</text:span><text:span text:style-name="T55">words</text:span><text:span text:style-name="T50">[i] | otherWords[i])</text:span><text:span text:style-name="T53">;<text:line-break/> <text:s text:c="7"/></text:span><text:span text:style-name="T50">}<text:line-break/> <text:s text:c="7"/></text:span><text:span text:style-name="T53">return </text:span><text:span text:style-name="T50">count</text:span><text:span text:style-name="T53">;<text:line-break/> <text:s text:c="3"/></text:span><text:span text:style-name="T50">}<text:line-break/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3160" officeooo:paragraph-rsid="0009316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4T19:01:15.293000000</dc:date>
    <meta:editing-duration>PT1H18M17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3" meta:paragraph-count="37" meta:word-count="777" meta:character-count="5685" meta:non-whitespace-character-count="4638"/>
  </office:meta>
</office:document-meta>
</file>